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1.08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sr" fo:country="BA" fo:font-style="italic" officeooo:rsid="001e9381" officeooo:paragraph-rsid="001e9381" style:font-style-asian="italic" style:font-style-complex="italic"/>
    </style:style>
    <style:style style:name="P2" style:family="paragraph" style:parent-style-name="Table_20_Contents">
      <style:text-properties fo:language="sr" fo:country="BA" officeooo:rsid="001e9381" officeooo:paragraph-rsid="001e9381"/>
    </style:style>
    <style:style style:name="P3" style:family="paragraph" style:parent-style-name="Heading_20_1">
      <style:text-properties fo:language="sr" fo:country="BA" officeooo:rsid="001e9381" officeooo:paragraph-rsid="001e9381"/>
    </style:style>
    <style:style style:name="P4" style:family="paragraph" style:parent-style-name="Heading_20_1">
      <style:text-properties fo:language="sr" fo:country="BA" officeooo:rsid="0021c676" officeooo:paragraph-rsid="0021c676"/>
    </style:style>
    <style:style style:name="P5" style:family="paragraph" style:parent-style-name="Text_20_body">
      <style:text-properties fo:font-style="italic" officeooo:rsid="0022e3ff" officeooo:paragraph-rsid="0022e3ff" style:font-style-asian="italic" style:font-style-complex="italic"/>
    </style:style>
    <style:style style:name="P6" style:family="paragraph" style:parent-style-name="Text_20_body">
      <style:text-properties officeooo:paragraph-rsid="0021c676"/>
    </style:style>
    <style:style style:name="T1" style:family="text">
      <style:text-properties fo:language="sr" fo:country="BA"/>
    </style:style>
    <style:style style:name="T2" style:family="text">
      <style:text-properties fo:language="sr" fo:country="BA" officeooo:rsid="001e9381"/>
    </style:style>
    <style:style style:name="T3" style:family="text">
      <style:text-properties fo:language="sr" fo:country="BA" officeooo:rsid="0021c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Задатак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Земља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Ниво такмичењ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Годин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Груп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Редни број задатка / од задата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Име задатк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Распоред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Укупно бодова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>Додатне инструкције ако постоје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h text:style-name="P3" text:outline-level="1">Улазни подаци</text:h>
      <text:h text:style-name="P3" text:outline-level="1">Излазни подаци</text:h>
      <text:h text:style-name="P3" text:outline-level="1">Тестови</text:h>
      <text:p text:style-name="P5"><text:span text:style-name="T2">Т</text:span><text:span text:style-name="T1">естове организовати у табеле, подесити да се један ред не може прекинути на двије странице.</text:span></text:p>
      <text:h text:style-name="Heading_20_2" text:outline-level="2"><text:span text:style-name="T2">О</text:span><text:span text:style-name="T1">сновни тестови</text:span></text:h>
      <text:h text:style-name="Heading_20_2" text:outline-level="2">Додатни тестови</text:h>
      <text:h text:style-name="P4" text:outline-level="1">Варијације на тему</text:h>
      <text:p text:style-name="P6"><text:span text:style-name="T3"/></text:p>
      <text:p text:style-name="P5"><text:span text:style-name="T3">О</text:span><text:span text:style-name="T1">пште: Не правити никакве уступке за прелом страница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2S</meta:editing-duration>
    <meta:editing-cycles>6</meta:editing-cycles>
    <meta:generator>LibreOffice/5.3.4.2$Windows_X86_64 LibreOffice_project/f82d347ccc0be322489bf7da61d7e4ad13fe2ff3</meta:generator>
    <dc:date>2017-09-10T18:49:56.390000000</dc:date>
    <meta:document-statistic meta:table-count="1" meta:image-count="0" meta:object-count="0" meta:page-count="1" meta:paragraph-count="18" meta:word-count="57" meta:character-count="365" meta:non-whitespace-character-count="326"/>
    <meta:user-defined meta:name="Info 1"/>
    <meta:user-defined meta:name="Info 2"/>
    <meta:user-defined meta:name="Info 3"/>
    <meta:user-defined meta:name="Info 4"/>
  </office:meta>
</office:document-meta>
</file>